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TESTS RUN AT $2015-09-30T20:16:02.123+00:00$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116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1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8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41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1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52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1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2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3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590,133,&lt;169,0&gt;,&lt;172,27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PatternTests1.rsc|(7349,240,&lt;161,0&gt;,&lt;168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09,58,&lt;25,0&gt;,&lt;25,5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440,84,&lt;1477,0&gt;,&lt;1477,84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1841,125,&lt;88,0&gt;,&lt;92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978,88,&lt;66,0&gt;,&lt;66,88&gt;): FALSE "inferred types"test fails for arguments: {&lt;|tmp:///|,|tmp:///gB|,-1002942950,"䕐톏㠪㨆𒌥","6 4"&gt;,&lt;|tmp:///|,|tmp:///|,95292437,"",""&gt;,&lt;|tmp:///|,|tmp:///|,3,"",""&gt;,&lt;|tmp:///s2|,|tmp:///K|,-3,"Ə",""&gt;}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892,85,&lt;65,0&gt;,&lt;65,85&gt;): FALSE "inferred types"test fails for arguments: {&lt;"lKPI","7e9",-42710145,false,0.7751791242188502&gt;}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3282,110,&lt;353,0&gt;,&lt;354,86&gt;): FALSE "{}"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953 tests executed; 24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7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3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3"/>
        <table:table-row table:style-name="ro1">
          <table:table-cell table:style-name="ce4" office:value-type="string" calcext:value-type="string">
            <text:p>TESTS RUN AT $2015-09-29T19:37:26.240+00:00$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: 159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EST SUMMARY: 4464 tests executed; 19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.rsc|: unsupported kind of syntax definition? syntax XYZ = "x" | "y" | "z"; at |std:///lang/rascal/tests/functionality/CallTests.rsc|(680,29,&lt;19,0&gt;,&lt;19,29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: unsupported kind of syntax definition? syntax OptTestGrammar = A? a B b; at |std:///lang/rascal/tests/functionality/ConcretePatternTests1.rsc|(85,33,&lt;5,0&gt;,&lt;5,33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: unsupported kind of syntax definition? layout Whitespace = [\ ]* !&gt;&gt; [\ ]; at |std:///lang/rascal/tests/functionality/ConcretePatternTests2.rsc|(84,35,&lt;4,0&gt;,&lt;4,35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1.rsc|: unsupported kind of syntax definition? layout Whitespace = [\ \t\n]*; at |std:///lang/rascal/tests/functionality/ConcreteSyntaxTests1.rsc|(84,30,&lt;5,0&gt;,&lt;5,30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2.rsc|: sym2symbol, missed a case Progra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: unsupported kind of syntax definition? syntax Aa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= nil: [a]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| a: <text:s text:c="2"/>[a][a]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| aas: [a][a][a]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; at |std:///lang/rascal/tests/functionality/ConcreteSyntaxTests3.rsc|(84,65,&lt;5,0&gt;,&lt;9,3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4.rsc|: sym2symbol, missed a case Statement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Terms.rsc|: unsupported kind of syntax definition? layout Whitespace = [\ ]*; at |std:///lang/rascal/tests/functionality/ConcreteTerms.rsc|(77,26,&lt;5,0&gt;,&lt;5,26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rsingTests.rsc|: unsupported kind of syntax definition? start syntax A = "a"; at |std:///lang/rascal/tests/functionality/ParsingTests.rsc|(87,21,&lt;6,0&gt;,&lt;6,21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tching.rsc|: unsupported kind of syntax definition? syntax A = a: "a"; at |std:///lang/rascal/tests/basic/Matching.rsc|(88,18,&lt;7,0&gt;,&lt;7,18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Tuples.rsc|: {error("Cannot access fields on type list[tuple[int n, str type]]",|std:///lang/rascal/tests/basic/Tuples.rsc|(1444,4,&lt;41,66&gt;,&lt;41,70&gt;)),error("Type list[tuple[int n, str type]] does not allow fields",|std:///lang/rascal/tests/basic/Tuples.rsc|(1529,5,&lt;43,66&gt;,&lt;43,71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.rsc|: unsupported kind of syntax definition? syntax S = "b"; at |std:///lang/rascal/tests/extends/UseExtendBase.rsc|(96,15,&lt;5,0&gt;,&lt;5,15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Extended.rsc|: unsupported kind of syntax definition? syntax S = "c"; at |std:///lang/rascal/tests/extends/UseExtendBaseExtended.rsc|(60,15,&lt;3,0&gt;,&lt;3,15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NoLayout/Eval.rsc|: sym2symbol, missed a case Ex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WithLayout/Eval.rsc|: sym2symbol, missed a case Ex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LiteralsTests.rsc|: sym2symbol, missed a case StringCo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ConcreteSyntax.rsc|: unsupported kind of syntax definition? syntax A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= a:"a"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| b:"b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| left two: A lhs A rhs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 text:c="43"/>; at |std:///lang/rascal/syntax/tests/ConcreteSyntax.rsc|(83,61,&lt;6,0&gt;,&lt;10,3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ExpressionGrammars.rsc|: unsupported kind of syntax definition? lexical Id = [a-z] !&lt;&lt; [a-z]+ !&gt;&gt; [a-z]; at |std:///lang/rascal/syntax/tests/ExpressionGrammars.rsc|(360,40,&lt;12,0&gt;,&lt;12,40&gt;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meta/ModuleInfoTests.rsc|: sym2symbol, missed a case Modu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PreBootstrap.rsc|: sym2symbol, missed a case Express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NameTests.rsc|: sym2symbol, missed a case QualifiedNam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UtilTests.rsc|: sym2symbol, missed a case Assign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11">
          <table:table-cell table:style-name="ce4"/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1" table:number-rows-repeated="28">
          <table:table-cell table:style-name="ce2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22:44:15.4989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0-01T11:42:19.161190000</dc:date>
    <meta:editing-duration>P81DT46M9S</meta:editing-duration>
    <meta:editing-cycles>250</meta:editing-cycles>
    <meta:generator>LibreOffice/5.0.1.2$MacOSX_X86_64 LibreOffice_project/81898c9f5c0d43f3473ba111d7b351050be20261</meta:generator>
    <meta:document-statistic meta:table-count="4" meta:cell-count="465" meta:object-count="0"/>
  </office:meta>
</office:document-meta>
</file>